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68.2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79.65pt"/>
    </style:style>
    <style:style style:name="co9" style:family="table-column">
      <style:table-column-properties fo:break-before="auto" style:column-width="114.55pt"/>
    </style:style>
    <style:style style:name="co10" style:family="table-column">
      <style:table-column-properties fo:break-before="auto" style:column-width="124.16pt"/>
    </style:style>
    <style:style style:name="co11" style:family="table-column">
      <style:table-column-properties fo:break-before="auto" style:column-width="120.5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129.54pt"/>
    </style:style>
    <style:style style:name="co16" style:family="table-column">
      <style:table-column-properties fo:break-before="auto" style:column-width="148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b-vanet-3d_154194024356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Nodes disabled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Vehicles on circ</text:p>
          </table:table-cell>
          <table:table-cell office:value-type="string" calcext:value-type="string">
            <text:p>Total vehicles coverage</text:p>
          </table:table-cell>
          <table:table-cell office:value-type="string" calcext:value-type="string">
            <text:p>Vehicles 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Mean hops</text:p>
          </table:table-cell>
          <table:table-cell office:value-type="string" calcext:value-type="string">
            <text:p>Mean 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office:value-type="string" calcext:value-type="string">
            <text:p>Messages sent by sensors</text:p>
          </table:table-cell>
          <table:table-cell office:value-type="string" calcext:value-type="string">
            <text:p>Messages received by sens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274800000" calcext:value-type="float">
            <text:p>4274800000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566.333" calcext:value-type="float">
            <text:p>566.333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14000000" calcext:value-type="float">
            <text:p>351400000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476.667" calcext:value-type="float">
            <text:p>476.667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650600000" calcext:value-type="float">
            <text:p>1650600000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928550000" calcext:value-type="float">
            <text:p>1928550000</text:p>
          </table:table-cell>
          <table:table-cell office:value-type="float" office:value="1.5" calcext:value-type="float">
            <text:p>1.5</text:p>
          </table:table-cell>
          <table:table-cell office:value-type="float" office:value="234.25" calcext:value-type="float">
            <text:p>234.25</text:p>
          </table:table-cell>
          <table:table-cell office:value-type="float" office:value="24" calcext:value-type="float">
            <text:p>24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456950000" calcext:value-type="float">
            <text:p>2456950000</text:p>
          </table:table-cell>
          <table:table-cell office:value-type="float" office:value="2.54545" calcext:value-type="float">
            <text:p>2.54545</text:p>
          </table:table-cell>
          <table:table-cell office:value-type="float" office:value="278.545" calcext:value-type="float">
            <text:p>278.545</text:p>
          </table:table-cell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303880000" calcext:value-type="float">
            <text:p>2303880000</text:p>
          </table:table-cell>
          <table:table-cell office:value-type="float" office:value="1.8" calcext:value-type="float">
            <text:p>1.8</text:p>
          </table:table-cell>
          <table:table-cell office:value-type="float" office:value="279.8" calcext:value-type="float">
            <text:p>279.8</text:p>
          </table:table-cell>
          <table:table-cell office:value-type="float" office:value="26" calcext:value-type="float">
            <text:p>2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03151000" calcext:value-type="float">
            <text:p>603151000</text:p>
          </table:table-cell>
          <table:table-cell office:value-type="float" office:value="1.5" calcext:value-type="float">
            <text:p>1.5</text:p>
          </table:table-cell>
          <table:table-cell office:value-type="float" office:value="25.25" calcext:value-type="float">
            <text:p>25.2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2811550000" calcext:value-type="float">
            <text:p>2811550000</text:p>
          </table:table-cell>
          <table:table-cell office:value-type="float" office:value="1.61538" calcext:value-type="float">
            <text:p>1.61538</text:p>
          </table:table-cell>
          <table:table-cell office:value-type="float" office:value="377.462" calcext:value-type="float">
            <text:p>377.462</text:p>
          </table:table-cell>
          <table:table-cell office:value-type="float" office:value="37" calcext:value-type="float">
            <text:p>3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6098400000" calcext:value-type="float">
            <text:p>6098400000</text:p>
          </table:table-cell>
          <table:table-cell office:value-type="float" office:value="2" calcext:value-type="float">
            <text:p>2</text:p>
          </table:table-cell>
          <table:table-cell office:value-type="float" office:value="859" calcext:value-type="float">
            <text:p>859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2808480000" calcext:value-type="float">
            <text:p>2808480000</text:p>
          </table:table-cell>
          <table:table-cell office:value-type="float" office:value="2.2" calcext:value-type="float">
            <text:p>2.2</text:p>
          </table:table-cell>
          <table:table-cell office:value-type="float" office:value="350.8" calcext:value-type="float">
            <text:p>350.8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4260550000" calcext:value-type="float">
            <text:p>4260550000</text:p>
          </table:table-cell>
          <table:table-cell office:value-type="float" office:value="2.45455" calcext:value-type="float">
            <text:p>2.45455</text:p>
          </table:table-cell>
          <table:table-cell office:value-type="float" office:value="555.455" calcext:value-type="float">
            <text:p>555.455</text:p>
          </table:table-cell>
          <table:table-cell office:value-type="float" office:value="34" calcext:value-type="float">
            <text:p>3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389620000" calcext:value-type="float">
            <text:p>2389620000</text:p>
          </table:table-cell>
          <table:table-cell office:value-type="float" office:value="1.5" calcext:value-type="float">
            <text:p>1.5</text:p>
          </table:table-cell>
          <table:table-cell office:value-type="float" office:value="319.7" calcext:value-type="float">
            <text:p>319.7</text:p>
          </table:table-cell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53269000000" calcext:value-type="float">
            <text:p>153269000000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20702600" calcext:value-type="float">
            <text:p>20702600</text:p>
          </table:table-cell>
          <table:table-cell office:value-type="float" office:value="31" calcext:value-type="float">
            <text:p>31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808780000" calcext:value-type="float">
            <text:p>4808780000</text:p>
          </table:table-cell>
          <table:table-cell office:value-type="float" office:value="2.5" calcext:value-type="float">
            <text:p>2.5</text:p>
          </table:table-cell>
          <table:table-cell office:value-type="float" office:value="623.375" calcext:value-type="float">
            <text:p>623.375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60775900000" calcext:value-type="float">
            <text:p>60775900000</text:p>
          </table:table-cell>
          <table:table-cell office:value-type="float" office:value="1.5" calcext:value-type="float">
            <text:p>1.5</text:p>
          </table:table-cell>
          <table:table-cell office:value-type="float" office:value="28723600" calcext:value-type="float">
            <text:p>28723600</text:p>
          </table:table-cell>
          <table:table-cell office:value-type="float" office:value="41" calcext:value-type="float">
            <text:p>41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2806630000" calcext:value-type="float">
            <text:p>2806630000</text:p>
          </table:table-cell>
          <table:table-cell office:value-type="float" office:value="1.57143" calcext:value-type="float">
            <text:p>1.57143</text:p>
          </table:table-cell>
          <table:table-cell office:value-type="float" office:value="354.857" calcext:value-type="float">
            <text:p>354.857</text:p>
          </table:table-cell>
          <table:table-cell office:value-type="float" office:value="32" calcext:value-type="float">
            <text:p>32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730470000" calcext:value-type="float">
            <text:p>1730470000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229.667" calcext:value-type="float">
            <text:p>229.667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5777100000" calcext:value-type="float">
            <text:p>5777100000</text:p>
          </table:table-cell>
          <table:table-cell office:value-type="float" office:value="2.83333" calcext:value-type="float">
            <text:p>2.83333</text:p>
          </table:table-cell>
          <table:table-cell office:value-type="float" office:value="763.5" calcext:value-type="float">
            <text:p>763.5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921501000" calcext:value-type="float">
            <text:p>921501000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77.5" calcext:value-type="float">
            <text:p>77.5</text:p>
          </table:table-cell>
          <table:table-cell office:value-type="float" office:value="24" calcext:value-type="float">
            <text:p>24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03300000" calcext:value-type="float">
            <text:p>3303300000</text:p>
          </table:table-cell>
          <table:table-cell office:value-type="float" office:value="1.75" calcext:value-type="float">
            <text:p>1.75</text:p>
          </table:table-cell>
          <table:table-cell office:value-type="float" office:value="425.5" calcext:value-type="float">
            <text:p>425.5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238700000" calcext:value-type="float">
            <text:p>4238700000</text:p>
          </table:table-cell>
          <table:table-cell office:value-type="float" office:value="2.375" calcext:value-type="float">
            <text:p>2.375</text:p>
          </table:table-cell>
          <table:table-cell office:value-type="float" office:value="564.5" calcext:value-type="float">
            <text:p>564.5</text:p>
          </table:table-cell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241770000" calcext:value-type="float">
            <text:p>2241770000</text:p>
          </table:table-cell>
          <table:table-cell office:value-type="float" office:value="1.14286" calcext:value-type="float">
            <text:p>1.14286</text:p>
          </table:table-cell>
          <table:table-cell office:value-type="float" office:value="296.286" calcext:value-type="float">
            <text:p>296.286</text:p>
          </table:table-cell>
          <table:table-cell office:value-type="float" office:value="23" calcext:value-type="float">
            <text:p>2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4505790000" calcext:value-type="float">
            <text:p>4505790000</text:p>
          </table:table-cell>
          <table:table-cell office:value-type="float" office:value="2" calcext:value-type="float">
            <text:p>2</text:p>
          </table:table-cell>
          <table:table-cell office:value-type="float" office:value="616.071" calcext:value-type="float">
            <text:p>616.071</text:p>
          </table:table-cell>
          <table:table-cell office:value-type="float" office:value="34" calcext:value-type="float">
            <text:p>34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769400000" calcext:value-type="float">
            <text:p>1769400000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093320000" calcext:value-type="float">
            <text:p>1093320000</text:p>
          </table:table-cell>
          <table:table-cell office:value-type="float" office:value="1.4" calcext:value-type="float">
            <text:p>1.4</text:p>
          </table:table-cell>
          <table:table-cell office:value-type="float" office:value="106.2" calcext:value-type="float">
            <text:p>106.2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27001000" calcext:value-type="float">
            <text:p>527001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8.3333" calcext:value-type="float">
            <text:p>18.3333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5745370000" calcext:value-type="float">
            <text:p>5745370000</text:p>
          </table:table-cell>
          <table:table-cell office:value-type="float" office:value="2.69231" calcext:value-type="float">
            <text:p>2.69231</text:p>
          </table:table-cell>
          <table:table-cell office:value-type="float" office:value="764.846" calcext:value-type="float">
            <text:p>764.846</text:p>
          </table:table-cell>
          <table:table-cell office:value-type="float" office:value="44" calcext:value-type="float">
            <text:p>44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16000000000" calcext:value-type="float">
            <text:p>116000000000</text:p>
          </table:table-cell>
          <table:table-cell office:value-type="float" office:value="1.92857" calcext:value-type="float">
            <text:p>1.92857</text:p>
          </table:table-cell>
          <table:table-cell office:value-type="float" office:value="82849000" calcext:value-type="float">
            <text:p>82849000</text:p>
          </table:table-cell>
          <table:table-cell office:value-type="float" office:value="32" calcext:value-type="float">
            <text:p>32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950520000" calcext:value-type="float">
            <text:p>3950520000</text:p>
          </table:table-cell>
          <table:table-cell office:value-type="float" office:value="2.1" calcext:value-type="float">
            <text:p>2.1</text:p>
          </table:table-cell>
          <table:table-cell office:value-type="float" office:value="507.2" calcext:value-type="float">
            <text:p>507.2</text:p>
          </table:table-cell>
          <table:table-cell office:value-type="float" office:value="31" calcext:value-type="float">
            <text:p>31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AVERAGE(SUM([.J2:.J31])/SUM([.H2:.H31]))*100" office:value-type="float" office:value="36.9123730725837" calcext:value-type="float">
            <text:p>36.9123730725837</text:p>
          </table:table-cell>
          <table:table-cell table:number-columns-repeated="5"/>
          <table:table-cell table:formula="of:=AVERAGE([.P2:.P31])" office:value-type="float" office:value="194.866666666667" calcext:value-type="float">
            <text:p>194.8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2:47:43.938526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2:54:46.183568061</dc:date>
    <meta:editing-duration>PT15M36S</meta:editing-duration>
    <meta:editing-cycles>2</meta:editing-cycles>
    <meta:generator>LibreOffice/6.0.6.2$Linux_X86_64 LibreOffice_project/00m0$Build-2</meta:generator>
    <meta:document-statistic meta:table-count="1" meta:cell-count="560" meta:object-count="0"/>
  </office:meta>
</office:document-meta>
</file>